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0.81cm" fo:min-width="1.756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0.751cm" fo:min-width="3.324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middle" draw:auto-grow-height="false" fo:min-height="2.772cm" fo:min-width="0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7" style:family="graphic" style:parent-style-name="objectwithoutfill">
      <style:graphic-properties draw:stroke="dash" draw:stroke-dash="Double_20_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42cm" fo:min-width="3.1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1cm" fo:min-width="4.8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6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1cm" fo:min-width="7.104cm"/>
      <style:paragraph-properties style:writing-mode="lr-tb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126cm" fo:min-width="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5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01cm" fo:min-width="7.408cm"/>
      <style:paragraph-properties style:writing-mode="lr-tb"/>
    </style:style>
    <style:style style:name="gr17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2.206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21cm" fo:min-width="3.758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751cm" fo:min-width="6.496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806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2.206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7cm" fo:min-width="1.7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29" style:family="graphic" style:parent-style-name="objectwithoutfill">
      <style:graphic-properties draw:marker-end="Стили_20_стрелок_20_40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267cm" fo:min-width="2.206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33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48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  <style:text-properties fo:font-size="10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P13" style:family="paragraph">
      <style:paragraph-properties fo:text-align="center"/>
      <style:text-properties fo:font-size="10pt" style:font-size-asian="18pt" style:font-size-complex="18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2.5cm" svg:height="1.5cm" svg:x="9.25cm" svg:y="10.5cm"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5cm" svg:height="1cm" svg:x="8cm" svg:y="14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5cm" svg:height="1cm" svg:x="8cm" svg:y="15.5cm">
          <text:p text:style-name="P1"><text:span text:style-name="T1">first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xml:id="id4" draw:id="id4" draw:layer="layout" draw:type="line" svg:x1="10.5cm" svg:y1="12cm" svg:x2="10.5cm" svg:y2="14cm" draw:start-shape="id1" draw:start-glue-point="6" draw:end-shape="id2" draw:end-glue-point="4" svg:d="M10500 12000v2000" svg:viewBox="0 0 1 2001">
          <text:p/>
        </draw:connector>
        <draw:connector draw:style-name="gr5" draw:text-style-name="P5" draw:layer="layout" svg:x1="10.5cm" svg:y1="15cm" svg:x2="10.5cm" svg:y2="15.5cm" draw:start-shape="id2" draw:start-glue-point="6" draw:end-shape="id3" draw:end-glue-point="0" svg:d="M10500 15000v500" svg:viewBox="0 0 1 501">
          <text:p/>
        </draw:connector>
        <draw:custom-shape draw:name="Text-Annotation-2" draw:style-name="gr6" draw:text-style-name="P7" xml:id="id5" draw:id="id5" draw:layer="layout" svg:width="0.495cm" svg:height="3.021cm" svg:x="13.55cm" svg:y="11.479cm">
          <text:p text:style-name="P6"><text:span text:style-name="T2">#include &lt;random&gt;</text:span></text:p>
          <text:p text:style-name="P6"><text:span text:style-name="T2">#include &lt;string&gt;</text:span></text:p>
          <text:p text:style-name="P6"><text:span text:style-name="T2">#include &lt;vector&gt;</text:span></text:p>
          <text:p text:style-name="P6"><text:span text:style-name="T2">#include &lt;iostream&gt;</text:span></text:p>
          <text:p text:style-name="P6"><text:span text:style-name="T2">#include &lt;algorithm&gt; </text:span><text:span text:style-name="T2"><text:line-break/></text:span><text:span text:style-name="T2"> </text:span><text:span text:style-name="T2"><text:line-break/></text:span><text:span text:style-name="T2">using namespace std;</text:span></text:p>
          <draw:enhanced-geometry svg:viewBox="0 0 21600 21600" draw:mirror-horizontal="false" draw:mirror-vertical="fals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7" draw:text-style-name="P8" draw:layer="layout" draw:type="line" svg:x1="10.5cm" svg:y1="13cm" svg:x2="13.55cm" svg:y2="12.99cm" draw:start-shape="id4" draw:start-glue-point="0" draw:end-shape="id5" draw:end-glue-point="5" svg:d="M10500 13000l3050-10" svg:viewBox="0 0 3051 11">
          <text:p/>
        </draw:connector>
      </draw:page>
      <draw:page draw:name="page2" draw:style-name="dp1" draw:master-page-name="Обычный">
        <draw:custom-shape draw:style-name="gr8" draw:text-style-name="P2" xml:id="id8" draw:id="id8" draw:layer="layout" svg:width="4cm" svg:height="0.98cm" svg:x="8.38cm" svg:y="6.9cm">
          <text:p text:style-name="P1"><text:span text:style-name="T1">void</text:span></text:p>
          <text:p text:style-name="P1"><text:span text:style-name="T1">first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" xml:id="id10" draw:id="id10" draw:layer="layout" svg:width="7cm" svg:height="1cm" svg:x="6.88cm" svg:y="9.7cm">
          <text:p text:style-name="P1"><text:span text:style-name="T1">string input_string = getString(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xml:id="id9" draw:id="id9" draw:layer="layout" svg:width="5.5cm" svg:height="1cm" svg:x="7.63cm" svg:y="8.3cm">
          <text:p text:style-name="P1"><text:span text:style-name="T1">size_t permutation_counter =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1" draw:id="id11" draw:layer="layout" svg:width="7cm" svg:height="1cm" svg:x="6.88cm" svg:y="11.1cm">
          <text:p text:style-name="P1"><text:span text:style-name="T1">sort(input_string.begin(), input_string.end()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xml:id="id12" draw:id="id12" draw:layer="layout" svg:width="12.5cm" svg:height="1cm" svg:x="4.13cm" svg:y="12.5cm">
          <text:p text:style-name="P9"><text:span text:style-name="T3">cout &lt;&lt; "Перестановка №" &lt;&lt;</text:span></text:p>
          <text:p text:style-name="P9"><text:span text:style-name="T3">permutation_counter &lt;&lt; " — " &lt;&lt; input_string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11" xml:id="id6" draw:id="id6" draw:layer="layout" svg:width="7cm" svg:height="2.75cm" svg:x="6.88cm" svg:y="15.1cm">
          <text:p text:style-name="P10"><text:span text:style-name="T4">while</text:span></text:p>
          <text:p text:style-name="P10"><text:span text:style-name="T4">(nextPermutation(input_string)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2" draw:layer="layout" svg:width="2cm" svg:height="0.75cm" svg:x="10.49cm" svg:y="17.88cm">
          <draw:text-box>
            <text:p>true</text:p>
          </draw:text-box>
        </draw:frame>
        <draw:connector draw:style-name="gr15" draw:text-style-name="P8" draw:layer="layout" draw:line-skew="2.618cm 1.399cm" svg:x1="13.88cm" svg:y1="16.475cm" svg:x2="10.38cm" svg:y2="23.35cm" draw:start-shape="id6" draw:start-glue-point="7" draw:end-shape="id7" draw:end-glue-point="5" svg:d="M13880 16475h3120v5525h-6620v1350" svg:viewBox="0 0 6621 6876">
          <text:p/>
        </draw:connector>
        <draw:frame draw:style-name="gr14" draw:text-style-name="P12" draw:layer="layout" svg:width="2cm" svg:height="0.75cm" svg:x="14.54cm" svg:y="15.881cm">
          <draw:text-box>
            <text:p>false</text:p>
          </draw:text-box>
        </draw:frame>
        <draw:custom-shape draw:style-name="gr12" draw:text-style-name="P9" xml:id="id13" draw:id="id13" draw:layer="layout" svg:width="12.5cm" svg:height="1cm" svg:x="4.13cm" svg:y="18.65cm">
          <text:p text:style-name="P9"><text:span text:style-name="T3">cout &lt;&lt; "Перестановка №" &lt;&lt;</text:span></text:p>
          <text:p text:style-name="P9"><text:span text:style-name="T3">++permutation_counter &lt;&lt; " — " &lt;&lt; input_string &lt;&lt; "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9" xml:id="id7" draw:id="id7" draw:layer="layout" svg:width="13cm" svg:height="2.75cm" svg:x="3.88cm" svg:y="23.35cm">
          <text:p text:style-name="P9"><text:span text:style-name="T3">cout &lt;&lt; "Всего перестановок без повторений: "</text:span></text:p>
          <text:p text:style-name="P9"><text:span text:style-name="T3">&lt;&lt; permutation_counter &lt;&lt; "\n"</text:span></text:p>
          <text:p text:style-name="P9"><text:span text:style-name="T5">&lt;&lt; "Лексикографически-разрядно максимальная"</text:span></text:p>
          <text:p text:style-name="P9"><text:span text:style-name="T5">&lt;&lt; </text:span><text:span text:style-name="T3">" строка символов среди всех перестановок"</text:span></text:p>
          <text:p text:style-name="P9"><text:span text:style-name="T3">&lt;&lt; " (если все символы цифры, то это максимальное число) : "</text:span></text:p>
          <text:p text:style-name="P9"><text:span text:style-name="T3">&lt;&lt; input_string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3" draw:layer="layout" svg:x1="10.38cm" svg:y1="7.88cm" svg:x2="10.38cm" svg:y2="8.3cm" draw:start-shape="id8" draw:start-glue-point="6" draw:end-shape="id9" draw:end-glue-point="4" svg:d="M10380 7880v420" svg:viewBox="0 0 1 421">
          <text:p/>
        </draw:connector>
        <draw:connector draw:style-name="gr5" draw:text-style-name="P13" draw:layer="layout" svg:x1="10.38cm" svg:y1="9.3cm" svg:x2="10.38cm" svg:y2="9.7cm" draw:start-shape="id9" draw:start-glue-point="6" draw:end-shape="id10" draw:end-glue-point="0" svg:d="M10380 9300v400" svg:viewBox="0 0 1 401">
          <text:p/>
        </draw:connector>
        <draw:connector draw:style-name="gr5" draw:text-style-name="P13" draw:layer="layout" svg:x1="10.38cm" svg:y1="10.7cm" svg:x2="10.38cm" svg:y2="11.1cm" draw:start-shape="id10" draw:start-glue-point="2" draw:end-shape="id11" draw:end-glue-point="4" svg:d="M10380 10700v400" svg:viewBox="0 0 1 401">
          <text:p/>
        </draw:connector>
        <draw:connector draw:style-name="gr5" draw:text-style-name="P13" draw:layer="layout" svg:x1="10.38cm" svg:y1="12.1cm" svg:x2="10.38cm" svg:y2="12.5cm" draw:start-shape="id11" draw:start-glue-point="6" draw:end-shape="id12" draw:end-glue-point="5" svg:d="M10380 12100v400" svg:viewBox="0 0 1 401">
          <text:p/>
        </draw:connector>
        <draw:connector draw:style-name="gr5" draw:text-style-name="P13" xml:id="id14" draw:id="id14" draw:layer="layout" svg:x1="10.38cm" svg:y1="13.5cm" svg:x2="10.38cm" svg:y2="15.1cm" draw:start-shape="id12" draw:start-glue-point="8" draw:end-shape="id6" draw:end-glue-point="4" svg:d="M10380 13500v1600" svg:viewBox="0 0 1 1601">
          <text:p/>
        </draw:connector>
        <draw:connector draw:style-name="gr5" draw:text-style-name="P13" draw:layer="layout" svg:x1="10.38cm" svg:y1="17.85cm" svg:x2="10.38cm" svg:y2="18.65cm" draw:start-shape="id6" draw:start-glue-point="6" draw:end-shape="id13" draw:end-glue-point="5" svg:d="M10380 17850v800" svg:viewBox="0 0 1 801">
          <text:p/>
        </draw:connector>
        <draw:connector draw:style-name="gr17" draw:text-style-name="P8" draw:layer="layout" draw:line-skew="0.848cm" svg:x1="10.38cm" svg:y1="19.65cm" svg:x2="10.38cm" svg:y2="14.3cm" draw:start-shape="id13" draw:start-glue-point="8" draw:end-shape="id14" draw:end-glue-point="0" svg:d="M10380 19650v1350h-6751v-6700h6751" svg:viewBox="0 0 6752 6701">
          <text:p/>
        </draw:connector>
      </draw:page>
      <draw:page draw:name="page3" draw:style-name="dp1" draw:master-page-name="Обычный">
        <draw:custom-shape draw:style-name="gr18" draw:text-style-name="P2" xml:id="id15" draw:id="id15" draw:layer="layout" svg:width="3cm" svg:height="1.23cm" svg:x="9cm" svg:y="11.85cm">
          <text:p text:style-name="P1"><text:span text:style-name="T1">string getString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15" xml:id="id16" draw:id="id16" draw:layer="layout" svg:width="7cm" svg:height="0.87cm" svg:x="7cm" svg:y="13.5cm">
          <draw:glue-point draw:id="10" svg:x="-2.857cm" svg:y="5cm"/>
          <text:p text:style-name="P14"><text:span text:style-name="T1">cout &lt;&lt; "Введите значение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3.08cm" svg:x2="10.5cm" svg:y2="13.5cm" draw:start-shape="id15" draw:start-glue-point="6" draw:end-shape="id16" draw:end-glue-point="5" svg:d="M10500 13080v420" svg:viewBox="0 0 1 421">
          <text:p/>
        </draw:connector>
        <draw:custom-shape draw:style-name="gr20" draw:text-style-name="P15" xml:id="id17" draw:id="id17" draw:layer="layout" svg:width="11.5cm" svg:height="1cm" svg:x="4.75cm" svg:y="14.87cm">
          <draw:glue-point draw:id="10" svg:x="-2.857cm" svg:y="5cm"/>
          <text:p text:style-name="P14"><text:span text:style-name="T1">string INPUT_STRING; getline(cin, INPUT_STRING)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37cm" svg:x2="10.5cm" svg:y2="14.87cm" draw:start-shape="id16" draw:start-glue-point="8" draw:end-shape="id17" draw:end-glue-point="5" svg:d="M10500 14370v500" svg:viewBox="0 0 1 501">
          <text:p/>
        </draw:connector>
        <draw:connector draw:style-name="gr5" draw:text-style-name="P5" draw:layer="layout" svg:x1="10.5cm" svg:y1="15.87cm" svg:x2="10.5cm" svg:y2="16.39cm" draw:start-shape="id17" draw:start-glue-point="8" draw:end-shape="id18" draw:end-glue-point="4" svg:d="M10500 15870v520" svg:viewBox="0 0 1 521">
          <text:p/>
        </draw:connector>
        <draw:custom-shape draw:style-name="gr18" draw:text-style-name="P2" xml:id="id18" draw:id="id18" draw:layer="layout" svg:width="3cm" svg:height="1.23cm" svg:x="9cm" svg:y="16.39cm">
          <text:p text:style-name="P1"><text:span text:style-name="T1">return</text:span></text:p>
          <text:p text:style-name="P1"><text:span text:style-name="T1">INPUT_STRING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4" draw:style-name="dp1" draw:master-page-name="Обычный">
        <draw:custom-shape draw:style-name="gr21" draw:text-style-name="P2" xml:id="id19" draw:id="id19" draw:layer="layout" svg:width="6cm" svg:height="1.23cm" svg:x="7.5cm" svg:y="1.38cm">
          <text:p text:style-name="P1"><text:span text:style-name="T1">bool nextPermutation(string &amp;string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5" draw:layer="layout" svg:x1="10.5cm" svg:y1="2.61cm" svg:x2="10.5cm" svg:y2="2.98cm" draw:start-shape="id19" draw:start-glue-point="6" draw:end-shape="id20" draw:end-glue-point="4" svg:d="M10500 2610v370" svg:viewBox="0 0 1 371">
          <text:p/>
        </draw:connector>
        <draw:custom-shape draw:style-name="gr22" draw:text-style-name="P1" xml:id="id20" draw:id="id20" draw:layer="layout" svg:width="5cm" svg:height="1cm" svg:x="8cm" svg:y="2.98cm">
          <text:p text:style-name="P1"><text:span text:style-name="T1">int i = string.length() - 2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1" draw:id="id21" draw:layer="layout" svg:width="7cm" svg:height="2.4cm" svg:x="7cm" svg:y="4.53cm">
          <text:p text:style-name="P10"><text:span text:style-name="T4">while</text:span></text:p>
          <text:p text:style-name="P10"><text:span text:style-name="T4">(i &gt;= 0 &amp;&amp;</text:span></text:p>
          <text:p text:style-name="P10"><text:span text:style-name="T4">string[i] &gt;= string[i + 1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2" draw:layer="layout" svg:width="2cm" svg:height="0.75cm" svg:x="10.61cm" svg:y="6.76cm">
          <draw:text-box>
            <text:p>true</text:p>
          </draw:text-box>
        </draw:frame>
        <draw:connector draw:style-name="gr15" draw:text-style-name="P8" draw:layer="layout" draw:line-skew="1.498cm 0.824cm" svg:x1="14cm" svg:y1="5.73cm" svg:x2="10.5cm" svg:y2="9.58cm" draw:start-shape="id21" draw:start-glue-point="7" draw:end-shape="id22" draw:end-glue-point="4" svg:d="M14000 5730h2000v3350h-5500v500" svg:viewBox="0 0 5501 3851">
          <text:p/>
        </draw:connector>
        <draw:frame draw:style-name="gr14" draw:text-style-name="P12" draw:layer="layout" svg:width="2cm" svg:height="0.75cm" svg:x="14.25cm" svg:y="5.08cm">
          <draw:text-box>
            <text:p>false</text:p>
          </draw:text-box>
        </draw:frame>
        <draw:connector draw:style-name="gr5" draw:text-style-name="P13" xml:id="id32" draw:id="id32" draw:layer="layout" svg:x1="10.5cm" svg:y1="3.98cm" svg:x2="10.5cm" svg:y2="4.53cm" draw:start-shape="id20" draw:start-glue-point="6" draw:end-shape="id21" draw:end-glue-point="4" svg:d="M10500 3980v550" svg:viewBox="0 0 1 551">
          <text:p/>
        </draw:connector>
        <draw:connector draw:style-name="gr5" draw:text-style-name="P13" draw:layer="layout" svg:x1="10.5cm" svg:y1="6.93cm" svg:x2="10.5cm" svg:y2="7.48cm" draw:start-shape="id21" draw:start-glue-point="6" draw:end-shape="id23" draw:end-glue-point="4" svg:d="M10500 6930v550" svg:viewBox="0 0 1 551">
          <text:p/>
        </draw:connector>
        <draw:custom-shape draw:style-name="gr24" draw:text-style-name="P1" xml:id="id23" draw:id="id23" draw:layer="layout" svg:width="2cm" svg:height="1cm" svg:x="9.5cm" svg:y="7.48cm">
          <text:p text:style-name="P1"><text:span text:style-name="T1">--i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1" xml:id="id22" draw:id="id22" draw:layer="layout" svg:width="2.612cm" svg:height="1.4cm" svg:x="9.194cm" svg:y="9.58cm">
          <text:p text:style-name="P10"><text:span text:style-name="T4">if (i == -1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2" draw:layer="layout" svg:width="2cm" svg:height="0.75cm" svg:x="6.4cm" svg:y="9.6cm">
          <draw:text-box>
            <text:p>true</text:p>
          </draw:text-box>
        </draw:frame>
        <draw:frame draw:style-name="gr14" draw:text-style-name="P12" draw:layer="layout" svg:width="2cm" svg:height="0.75cm" svg:x="13.35cm" svg:y="9.6cm">
          <draw:text-box>
            <text:p>false</text:p>
          </draw:text-box>
        </draw:frame>
        <draw:custom-shape draw:style-name="gr26" draw:text-style-name="P2" xml:id="id35" draw:id="id35" draw:layer="layout" svg:width="3cm" svg:height="0.75cm" svg:x="3.5cm" svg:y="11.75cm">
          <text:p text:style-name="P1"><text:span text:style-name="T1">return false;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" xml:id="id26" draw:id="id26" draw:layer="layout" svg:width="5cm" svg:height="1cm" svg:x="7.998cm" svg:y="13.18cm">
          <text:p text:style-name="P1"><text:span text:style-name="T1">int j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1" xml:id="id24" draw:id="id24" draw:layer="layout" svg:width="4.5cm" svg:height="1.9cm" svg:x="8.25cm" svg:y="14.93cm">
          <text:p text:style-name="P10"><text:span text:style-name="T4">while</text:span></text:p>
          <text:p text:style-name="P10"><text:span text:style-name="T4">(string[i] &gt;= string[j]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2" draw:layer="layout" svg:width="2cm" svg:height="0.75cm" svg:x="10.55cm" svg:y="16.83cm">
          <draw:text-box>
            <text:p>true</text:p>
          </draw:text-box>
        </draw:frame>
        <draw:connector draw:style-name="gr15" draw:text-style-name="P8" draw:layer="layout" draw:line-skew="2.748cm 0.874cm" svg:x1="12.75cm" svg:y1="15.88cm" svg:x2="10.5cm" svg:y2="19.58cm" draw:start-shape="id24" draw:start-glue-point="7" draw:end-shape="id25" draw:end-glue-point="4" svg:d="M12750 15880h3250v3200h-5500v500" svg:viewBox="0 0 5501 3701">
          <text:p/>
        </draw:connector>
        <draw:frame draw:style-name="gr14" draw:text-style-name="P12" draw:layer="layout" svg:width="2cm" svg:height="0.75cm" svg:x="14.4cm" svg:y="15.28cm">
          <draw:text-box>
            <text:p>false</text:p>
          </draw:text-box>
        </draw:frame>
        <draw:connector draw:style-name="gr5" draw:text-style-name="P13" xml:id="id33" draw:id="id33" draw:layer="layout" svg:x1="10.498cm" svg:y1="14.18cm" svg:x2="10.5cm" svg:y2="14.93cm" draw:start-shape="id26" draw:start-glue-point="6" draw:end-shape="id24" draw:end-glue-point="4" svg:d="M10498 14180v376h2v374" svg:viewBox="0 0 3 751">
          <text:p/>
        </draw:connector>
        <draw:connector draw:style-name="gr5" draw:text-style-name="P13" draw:layer="layout" svg:x1="10.5cm" svg:y1="16.83cm" svg:x2="10.5cm" svg:y2="17.58cm" draw:start-shape="id24" draw:start-glue-point="6" draw:end-shape="id27" draw:end-glue-point="4" svg:d="M10500 16830v750" svg:viewBox="0 0 1 751">
          <text:p/>
        </draw:connector>
        <draw:custom-shape draw:style-name="gr28" draw:text-style-name="P1" xml:id="id27" draw:id="id27" draw:layer="layout" svg:width="2.5cm" svg:height="1cm" svg:x="9.25cm" svg:y="17.58cm">
          <text:p text:style-name="P1"><text:span text:style-name="T1">–</text:span><text:span text:style-name="T1">j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9" draw:text-style-name="P16" draw:layer="layout" draw:line-skew="3.692cm -0.08cm" svg:x1="11.806cm" svg:y1="10.28cm" svg:x2="10.498cm" svg:y2="13.18cm" draw:start-shape="id22" draw:start-glue-point="7" draw:end-shape="id26" draw:end-glue-point="4" svg:d="M11806 10280h4194v1720h-5502v1180" svg:viewBox="0 0 5503 2901">
          <text:p/>
        </draw:connector>
        <draw:custom-shape draw:style-name="gr22" draw:text-style-name="P1" xml:id="id25" draw:id="id25" draw:layer="layout" svg:width="5cm" svg:height="1cm" svg:x="8cm" svg:y="19.58cm">
          <text:p text:style-name="P1"><text:span text:style-name="T1">swap(string[i], string[j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1" xml:id="id28" draw:id="id28" draw:layer="layout" svg:width="4.5cm" svg:height="1.9cm" svg:x="8.25cm" svg:y="22.63cm">
          <text:p text:style-name="P10"><text:span text:style-name="T4">while (l &lt; r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4" draw:text-style-name="P12" draw:layer="layout" svg:width="2cm" svg:height="0.75cm" svg:x="10.55cm" svg:y="24.53cm">
          <draw:text-box>
            <text:p>true</text:p>
          </draw:text-box>
        </draw:frame>
        <draw:connector draw:style-name="gr15" draw:text-style-name="P8" draw:layer="layout" draw:line-skew="2.748cm 0.79cm" svg:x1="12.75cm" svg:y1="23.58cm" svg:x2="10.5cm" svg:y2="27.549cm" draw:start-shape="id28" draw:start-glue-point="7" draw:end-shape="id29" draw:end-glue-point="4" svg:d="M12750 23580h3250v3250h-5500v719" svg:viewBox="0 0 5501 3970">
          <text:p/>
        </draw:connector>
        <draw:frame draw:style-name="gr14" draw:text-style-name="P12" draw:layer="layout" svg:width="2cm" svg:height="0.75cm" svg:x="14.4cm" svg:y="22.98cm">
          <draw:text-box>
            <text:p>false</text:p>
          </draw:text-box>
        </draw:frame>
        <draw:connector draw:style-name="gr5" draw:text-style-name="P13" draw:layer="layout" svg:x1="10.5cm" svg:y1="24.53cm" svg:x2="10.5cm" svg:y2="25.343cm" draw:start-shape="id28" draw:start-glue-point="6" draw:end-shape="id30" draw:end-glue-point="4" svg:d="M10500 24530v813" svg:viewBox="0 0 1 814">
          <text:p/>
        </draw:connector>
        <draw:custom-shape draw:style-name="gr22" draw:text-style-name="P1" xml:id="id30" draw:id="id30" draw:layer="layout" svg:width="5cm" svg:height="1cm" svg:x="8cm" svg:y="25.343cm">
          <text:p text:style-name="P1"><text:span text:style-name="T1">swap(string[l++], string[r--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9" xml:id="id29" draw:id="id29" draw:layer="layout" svg:width="3cm" svg:height="0.731cm" svg:x="9cm" svg:y="27.549cm">
          <text:p text:style-name="P9"><text:span text:style-name="T3">return true;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2" draw:text-style-name="P1" xml:id="id31" draw:id="id31" draw:layer="layout" svg:width="5cm" svg:height="1cm" svg:x="8cm" svg:y="21.08cm">
          <text:p text:style-name="P1"><text:span text:style-name="T1">int l = i + 1,</text:span></text:p>
          <text:p text:style-name="P1"><text:span text:style-name="T1">r = string.length() - 1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6" draw:layer="layout" draw:type="line" svg:x1="10.5cm" svg:y1="20.58cm" svg:x2="10.5cm" svg:y2="21.08cm" draw:start-shape="id25" draw:start-glue-point="6" draw:end-shape="id31" draw:end-glue-point="4" svg:d="M10500 20580v500" svg:viewBox="0 0 1 501">
          <text:p/>
        </draw:connector>
        <draw:connector draw:style-name="gr31" draw:text-style-name="P16" xml:id="id34" draw:id="id34" draw:layer="layout" draw:type="line" svg:x1="10.5cm" svg:y1="22.08cm" svg:x2="10.5cm" svg:y2="22.63cm" draw:start-shape="id31" draw:start-glue-point="6" draw:end-shape="id28" draw:end-glue-point="4" svg:d="M10500 22080v550" svg:viewBox="0 0 1 551">
          <text:p/>
        </draw:connector>
        <draw:connector draw:style-name="gr32" draw:text-style-name="P8" draw:layer="layout" draw:line-skew="-3.999cm" svg:x1="9.5cm" svg:y1="7.98cm" svg:x2="10.5cm" svg:y2="4.255cm" draw:start-shape="id23" draw:start-glue-point="5" draw:end-shape="id32" draw:end-glue-point="0" svg:d="M9500 7980h-4500v-3725h5500" svg:viewBox="0 0 5501 3726">
          <text:p/>
        </draw:connector>
        <draw:connector draw:style-name="gr33" draw:text-style-name="P8" draw:layer="layout" draw:line-skew="-3.749cm" svg:x1="9.25cm" svg:y1="18.08cm" svg:x2="10.499cm" svg:y2="14.556cm" draw:start-shape="id27" draw:start-glue-point="5" draw:end-shape="id33" draw:end-glue-point="0" svg:d="M9250 18080h-4250v-3524h5499" svg:viewBox="0 0 5500 3525">
          <text:p/>
        </draw:connector>
        <draw:connector draw:style-name="gr34" draw:text-style-name="P8" draw:layer="layout" draw:line-skew="-2.499cm" svg:x1="8cm" svg:y1="25.843cm" svg:x2="10.5cm" svg:y2="22.355cm" draw:start-shape="id30" draw:start-glue-point="5" draw:end-shape="id34" draw:end-glue-point="0" svg:d="M8000 25843h-3000v-3488h5500" svg:viewBox="0 0 5501 3489">
          <text:p/>
        </draw:connector>
        <draw:connector draw:style-name="gr35" draw:text-style-name="P8" draw:layer="layout" svg:x1="9.194cm" svg:y1="10.28cm" svg:x2="5cm" svg:y2="11.75cm" draw:start-shape="id22" draw:start-glue-point="5" draw:end-shape="id35" draw:end-glue-point="4" svg:d="M9194 10280h-4194v1470" svg:viewBox="0 0 4195 14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Liberation Mono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3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7 20 13" svg:d="M0 20l10-13 10 13z"/>
    <draw:marker draw:name="Стили_20_стрелок_20_47" draw:display-name="Стили стрелок 47" svg:viewBox="0 0 1013 1130" svg:d="M1009 1050l-449-1008-22-30-29-12-34 12-21 26-449 1012-5 13v8l5 21 12 21 17 13 21 4h903l21-4 21-13 9-21 4-21v-8z"/>
    <draw:marker draw:name="Стили_20_стрелок_20_48" draw:display-name="Стили стрелок 4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1-01T20:14:16.995000000</dc:date>
    <meta:editing-duration>PT1H42M26S</meta:editing-duration>
    <meta:editing-cycles>12</meta:editing-cycles>
    <meta:generator>LibreOffice/7.1.5.2$Windows_X86_64 LibreOffice_project/85f04e9f809797b8199d13c421bd8a2b025d52b5</meta:generator>
    <meta:document-statistic meta:object-count="70"/>
  </office:meta>
</office:document-meta>
</file>